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Policepardéfaut" style:family="text">
      <style:text-properties fo:font-weight="bold" style:font-weight-asian="bold" fo:font-size="14pt" style:font-size-asian="14pt"/>
    </style:style>
  </office:automatic-styles>
  <office:body>
    <office:text text:use-soft-page-breaks="true">
      <text:p text:style-name="P1">Cours :<text:s/><text:span text:style-name="T2">Créer un Site E-commerce d’A à Z pour Débutants</text:span></text:p>
      <text:p text:style-name="Normal">Objectif**</text:p>
      <text:p text:style-name="Normal">Construire un site e-commerce comme **GlobalDigiStore** (ton projet), avec un carrousel de produits, un panier, un formulaire de paiement, et le déployer en ligne. Ce tutoriel est conçu pour quelqu’un qui n’a jamais codé ou hébergé un site auparavant.</text:p>
      <text:p text:style-name="Normal"/>
      <text:p text:style-name="Normal">### **Prérequis**</text:p>
      <text:p text:style-name="Normal">- Un ordinateur (Windows, Mac, ou Linux).</text:p>
      <text:p text:style-name="Normal">- Une connexion Internet.</text:p>
      <text:p text:style-name="Normal">- Aucune expérience en programmation requise (je vais tout expliquer).</text:p>
      <text:p text:style-name="Normal"/>
      <text:p text:style-name="Normal">---</text:p>
      <text:p text:style-name="Normal"/>
      <text:p text:style-name="Normal">## **Plan du Cours**</text:p>
      <text:p text:style-name="Normal">### **Chapitre 1 : Introduction et Préparation**</text:p>
      <text:p text:style-name="Normal">- Pourquoi ce projet ?</text:p>
      <text:p text:style-name="Normal">- Outils nécessaires et installation.</text:p>
      <text:p text:style-name="Normal"/>
      <text:p text:style-name="Normal">### **Chapitre 2 : Configuration de l’Environnement de Développement**</text:p>
      <text:p text:style-name="Normal">- Installation de Node.js et d’un éditeur de code.</text:p>
      <text:p text:style-name="Normal">- Création du projet avec Vite et React.</text:p>
      <text:p text:style-name="Normal"/>
      <text:p text:style-name="Normal">### **Chapitre 3 : Structure de Base du Site**</text:p>
      <text:p text:style-name="Normal">- Comprendre les fichiers et dossiers.</text:p>
      <text:p text:style-name="Normal">- Créer une page d’accueil simple.</text:p>
      <text:p text:style-name="Normal"/>
      <text:p text:style-name="Normal">### **Chapitre 4 : Ajouter un Design Professionnel**</text:p>
      <text:p text:style-name="Normal">- Installation de Tailwind CSS.</text:p>
      <text:p text:style-name="Normal">- Création d’un header et d’un footer.</text:p>
      <text:p text:style-name="Normal"/>
      <text:p text:style-name="Normal">### **Chapitre 5 : Construire la Section Produits**</text:p>
      <text:p text:style-name="Normal">- Ajouter des produits statiques.</text:p>
      <text:soft-page-break/>
      <text:p text:style-name="Normal">- Créer un carrousel interactif.</text:p>
      <text:p text:style-name="Normal"/>
      <text:p text:style-name="Normal">### **Chapitre 6 : Gestion du Panier**</text:p>
      <text:p text:style-name="Normal">- Ajouter des produits au panier.</text:p>
      <text:p text:style-name="Normal">- Afficher une modale de panier.</text:p>
      <text:p text:style-name="Normal"/>
      <text:p text:style-name="Normal">### **Chapitre 7 : Système de Paiement**</text:p>
      <text:p text:style-name="Normal">- Formulaire de paiement.</text:p>
      <text:p text:style-name="Normal">- Instructions de paiement et envoi d’email.</text:p>
      <text:p text:style-name="Normal"/>
      <text:p text:style-name="Normal">### **Chapitre 8 : Ajouter des Sections Statiques**</text:p>
      <text:p text:style-name="Normal">- Blog et formulaire de contact.</text:p>
      <text:p text:style-name="Normal"/>
      <text:p text:style-name="Normal">### **Chapitre 9 : Finalisation et Tests**</text:p>
      <text:p text:style-name="Normal">- Vérification du site.</text:p>
      <text:p text:style-name="Normal">- Correction des bugs courants.</text:p>
      <text:p text:style-name="Normal"/>
      <text:p text:style-name="Normal">### **Chapitre 10 : Hébergement en Ligne**</text:p>
      <text:p text:style-name="Normal">- Préparer le site pour le déploiement.</text:p>
      <text:p text:style-name="Normal">- Héberger sur Netlify ou Vercel.</text:p>
      <text:p text:style-name="Normal"/>
      <text:p text:style-name="Normal">---</text:p>
      <text:p text:style-name="Normal"/>
      <text:p text:style-name="Normal">## **Cours Détaillé**</text:p>
      <text:p text:style-name="Normal"/>
      <text:p text:style-name="Normal">### **Chapitre 1 : Introduction et Préparation**</text:p>
      <text:p text:style-name="Normal">#### Pourquoi ce projet ?</text:p>
      <text:p text:style-name="Normal">Tu vas créer un site e-commerce où les gens peuvent voir des produits (comme des eBooks), les ajouter au panier, et payer via des instructions simples. C’est un excellent moyen d’apprendre à coder tout en construisant quelque chose d’utile !</text:p>
      <text:p text:style-name="Normal"/>
      <text:p text:style-name="Normal">#### Outils nécessaires</text:p>
      <text:soft-page-break/>
      <text:p text:style-name="Normal">1. **Node.js** : Permet d’exécuter du JavaScript sur ton ordinateur.</text:p>
      <text:p text:style-name="Normal">2. **Visual Studio Code (VS Code)** : Un éditeur de texte simple pour écrire le code.</text:p>
      <text:p text:style-name="Normal">3. **Navigateur web** : Chrome ou Firefox pour tester ton site.</text:p>
      <text:p text:style-name="Normal">4. **Compte EmailJS** : Pour envoyer des emails (facultatif, mais inclus dans le projet).</text:p>
      <text:p text:style-name="Normal">5. **Compte Netlify** : Pour héberger ton site gratuitement.</text:p>
      <text:p text:style-name="Normal"/>
      <text:p text:style-name="Normal">#### Installation initiale</text:p>
      <text:p text:style-name="Normal">1. **Télécharge Node.js** :</text:p>
      <text:p text:style-name="Normal"><text:s text:c="3"/>- Va sur [nodejs.org](https://nodejs.org).</text:p>
      <text:p text:style-name="Normal"><text:s text:c="3"/>- Télécharge la version "LTS" (stable).</text:p>
      <text:p text:style-name="Normal"><text:s text:c="3"/>- Installe-la en suivant les instructions (clique "Suivant" partout).</text:p>
      <text:p text:style-name="Normal"><text:s text:c="3"/>- Ouvre une invite de commande (Windows : tape `cmd` dans la barre de recherche ; Mac : ouvre Terminal) et tape :</text:p>
      <text:p text:style-name="Normal"><text:s text:c="5"/>```</text:p>
      <text:p text:style-name="Normal"><text:s text:c="5"/>node -v</text:p>
      <text:p text:style-name="Normal"><text:s text:c="5"/>```</text:p>
      <text:p text:style-name="Normal"><text:s text:c="5"/>Si tu vois une version (ex. `v18.x.x`), c’est bon !</text:p>
      <text:p text:style-name="Normal"/>
      <text:p text:style-name="Normal">2. **Installe VS Code** :</text:p>
      <text:p text:style-name="Normal"><text:s text:c="3"/>- Va sur [code.visualstudio.com](https://code.visualstudio.com).</text:p>
      <text:p text:style-name="Normal"><text:s text:c="3"/>- Télécharge et installe.</text:p>
      <text:p text:style-name="Normal"><text:s text:c="3"/>- Ouvre-le pour vérifier qu’il fonctionne.</text:p>
      <text:p text:style-name="Normal"/>
      <text:p text:style-name="Normal">---</text:p>
      <text:p text:style-name="Normal"/>
      <text:p text:style-name="Normal">### **Chapitre 2 : Configuration de l’Environnement de Développement**</text:p>
      <text:p text:style-name="Normal">#### Étape 1 : Créer un dossier pour ton projet</text:p>
      <text:p text:style-name="Normal">- Sur ton bureau, crée un dossier nommé `mon-premier-site`.</text:p>
      <text:p text:style-name="Normal">- Ouvre VS Code, clique sur "File" &gt; "Open Folder", et sélectionne `mon-premier-site`.</text:p>
      <text:p text:style-name="Normal"/>
      <text:p text:style-name="Normal">#### Étape 2 : Initialiser le projet avec Vite</text:p>
      <text:soft-page-break/>
      <text:p text:style-name="Normal">- Ouvre le terminal dans VS Code (clique "Terminal" &gt; "New Terminal").</text:p>
      <text:p text:style-name="Normal">- Tape cette commande pour créer un projet React :</text:p>
      <text:p text:style-name="Normal"><text:s text:c="2"/>```</text:p>
      <text:p text:style-name="Normal"><text:s text:c="2"/>npm create vite@latest</text:p>
      <text:p text:style-name="Normal"><text:s text:c="2"/>```</text:p>
      <text:p text:style-name="Normal">- Réponds aux questions :</text:p>
      <text:p text:style-name="Normal"><text:s text:c="2"/>- Nom du projet : `mon-premier-site` (appuie sur Entrée si déjà dans le bon dossier).</text:p>
      <text:p text:style-name="Normal"><text:s text:c="2"/>- Framework : choisis `React` (utilise les flèches et Entrée).</text:p>
      <text:p text:style-name="Normal"><text:s text:c="2"/>- Variant : choisis `JavaScript` (plus simple pour débutants).</text:p>
      <text:p text:style-name="Normal">- Une fois terminé, tape :</text:p>
      <text:p text:style-name="Normal"><text:s text:c="2"/>```</text:p>
      <text:p text:style-name="Normal"><text:s text:c="2"/>cd mon-premier-site</text:p>
      <text:p text:style-name="Normal"><text:s text:c="2"/>npm install</text:p>
      <text:p text:style-name="Normal"><text:s text:c="2"/>npm run dev</text:p>
      <text:p text:style-name="Normal"><text:s text:c="2"/>```</text:p>
      <text:p text:style-name="Normal">- Ouvre ton navigateur à `http://localhost:5173`. Tu devrais voir une page par défaut de Vite.</text:p>
      <text:p text:style-name="Normal"/>
      <text:p text:style-name="Normal">---</text:p>
      <text:p text:style-name="Normal"/>
      <text:p text:style-name="Normal">### **Chapitre 3 : Structure de Base du Site**</text:p>
      <text:p text:style-name="Normal">#### Étape 1 : Comprendre les fichiers</text:p>
      <text:p text:style-name="Normal">- Dans VS Code, explore ton dossier :</text:p>
      <text:p text:style-name="Normal"><text:s text:c="2"/>- `public/` : Pour les fichiers statiques (images, favicon).</text:p>
      <text:p text:style-name="Normal"><text:s text:c="2"/>- `src/` : Où tu écriras ton code.</text:p>
      <text:p text:style-name="Normal"><text:s text:c="2"/>- `src/App.jsx` : La page principale de ton site.</text:p>
      <text:p text:style-name="Normal"/>
      <text:p text:style-name="Normal">#### Étape 2 : Créer une page simple</text:p>
      <text:p text:style-name="Normal">- Ouvre `src/App.jsx` et remplace tout par :</text:p>
      <text:p text:style-name="Normal"><text:s text:c="2"/>```jsx</text:p>
      <text:p text:style-name="Normal"><text:s text:c="2"/>import React from 'react';</text:p>
      <text:p text:style-name="Normal"/>
      <text:soft-page-break/>
      <text:p text:style-name="Normal"><text:s text:c="2"/>function App() {</text:p>
      <text:p text:style-name="Normal"><text:s text:c="4"/>return (</text:p>
      <text:p text:style-name="Normal"><text:s text:c="6"/>&lt;div&gt;</text:p>
      <text:p text:style-name="Normal"><text:s text:c="8"/>&lt;h1&gt;Bienvenue sur Mon Premier Site&lt;/h1&gt;</text:p>
      <text:p text:style-name="Normal"><text:s text:c="8"/>&lt;p&gt;Ceci est un site e-commerce pour débutants.&lt;/p&gt;</text:p>
      <text:p text:style-name="Normal"><text:s text:c="6"/>&lt;/div&gt;</text:p>
      <text:p text:style-name="Normal"><text:s text:c="4"/>);</text:p>
      <text:p text:style-name="Normal"><text:s text:c="2"/>}</text:p>
      <text:p text:style-name="Normal"/>
      <text:p text:style-name="Normal"><text:s text:c="2"/>export default App;</text:p>
      <text:p text:style-name="Normal"><text:s text:c="2"/>```</text:p>
      <text:p text:style-name="Normal">- Sauvegarde (Ctrl+S). Ton site devrait se mettre à jour automatiquement dans le navigateur.</text:p>
      <text:p text:style-name="Normal"/>
      <text:p text:style-name="Normal">---</text:p>
      <text:p text:style-name="Normal"/>
      <text:p text:style-name="Normal">### **Chapitre 4 : Ajouter un Design Professionnel**</text:p>
      <text:p text:style-name="Normal">#### Étape 1 : Installer Tailwind CSS</text:p>
      <text:p text:style-name="Normal">- Dans le terminal (assure-toi d’être dans `mon-premier-site`) :</text:p>
      <text:p text:style-name="Normal"><text:s text:c="2"/>```</text:p>
      <text:p text:style-name="Normal"><text:s text:c="2"/>npm install -D tailwindcss postcss autoprefixer</text:p>
      <text:p text:style-name="Normal"><text:s text:c="2"/>npx tailwindcss init -p</text:p>
      <text:p text:style-name="Normal"><text:s text:c="2"/>```</text:p>
      <text:p text:style-name="Normal">- Ouvre `tailwind.config.js` et remplace son contenu par :</text:p>
      <text:p text:style-name="Normal"><text:s text:c="2"/>```js</text:p>
      <text:p text:style-name="Normal"><text:s text:c="2"/>/** @type {import('tailwindcss').Config} */</text:p>
      <text:p text:style-name="Normal"><text:s text:c="2"/>export default {</text:p>
      <text:p text:style-name="Normal"><text:s text:c="4"/>content: ["./index.html", "./src/**/*.{js,ts,jsx,tsx}"],</text:p>
      <text:p text:style-name="Normal"><text:s text:c="4"/>theme: {</text:p>
      <text:p text:style-name="Normal"><text:s text:c="6"/>extend: {},</text:p>
      <text:p text:style-name="Normal"><text:s text:c="4"/>},</text:p>
      <text:p text:style-name="Normal"><text:s text:c="4"/>plugins: [],</text:p>
      <text:soft-page-break/>
      <text:p text:style-name="Normal"><text:s text:c="2"/>};</text:p>
      <text:p text:style-name="Normal"><text:s text:c="2"/>```</text:p>
      <text:p text:style-name="Normal">- Crée `src/index.css` et ajoute :</text:p>
      <text:p text:style-name="Normal"><text:s text:c="2"/>```css</text:p>
      <text:p text:style-name="Normal"><text:s text:c="2"/>@tailwind base;</text:p>
      <text:p text:style-name="Normal"><text:s text:c="2"/>@tailwind components;</text:p>
      <text:p text:style-name="Normal"><text:s text:c="2"/>@tailwind utilities;</text:p>
      <text:p text:style-name="Normal"><text:s text:c="2"/>```</text:p>
      <text:p text:style-name="Normal">- Modifie `src/main.jsx` pour inclure le CSS :</text:p>
      <text:p text:style-name="Normal"><text:s text:c="2"/>```jsx</text:p>
      <text:p text:style-name="Normal"><text:s text:c="2"/>import React from 'react';</text:p>
      <text:p text:style-name="Normal"><text:s text:c="2"/>import ReactDOM from 'react-dom/client';</text:p>
      <text:p text:style-name="Normal"><text:s text:c="2"/>import App from './App.jsx';</text:p>
      <text:p text:style-name="Normal"><text:s text:c="2"/>import './index.css';</text:p>
      <text:p text:style-name="Normal"/>
      <text:p text:style-name="Normal"><text:s text:c="2"/>ReactDOM.createRoot(document.getElementById('root')).render(</text:p>
      <text:p text:style-name="Normal"><text:s text:c="4"/>&lt;React.StrictMode&gt;</text:p>
      <text:p text:style-name="Normal"><text:s text:c="6"/>&lt;App /&gt;</text:p>
      <text:p text:style-name="Normal"><text:s text:c="4"/>&lt;/React.StrictMode&gt;</text:p>
      <text:p text:style-name="Normal"><text:s text:c="2"/>);</text:p>
      <text:p text:style-name="Normal"><text:s text:c="2"/>```</text:p>
      <text:p text:style-name="Normal"/>
      <text:p text:style-name="Normal">#### Étape 2 : Créer un Header et un Footer</text:p>
      <text:p text:style-name="Normal">- Mets à jour `src/App.jsx` :</text:p>
      <text:p text:style-name="Normal"><text:s text:c="2"/>```jsx</text:p>
      <text:p text:style-name="Normal"><text:s text:c="2"/>import React from 'react';</text:p>
      <text:p text:style-name="Normal"/>
      <text:p text:style-name="Normal"><text:s text:c="2"/>function App() {</text:p>
      <text:p text:style-name="Normal"><text:s text:c="4"/>return (</text:p>
      <text:p text:style-name="Normal"><text:s text:c="6"/>&lt;div className="min-h-screen bg-gray-100"&gt;</text:p>
      <text:p text:style-name="Normal"><text:s text:c="8"/>{/* Header */}</text:p>
      <text:soft-page-break/>
      <text:p text:style-name="Normal"><text:s text:c="8"/>&lt;header className="bg-blue-600 text-white p-4"&gt;</text:p>
      <text:p text:style-name="Normal"><text:s text:c="10"/>&lt;h1 className="text-2xl font-bold"&gt;Mon Premier Site&lt;/h1&gt;</text:p>
      <text:p text:style-name="Normal"><text:s text:c="8"/>&lt;/header&gt;</text:p>
      <text:p text:style-name="Normal"/>
      <text:p text:style-name="Normal"><text:s text:c="8"/>{/* Contenu principal */}</text:p>
      <text:p text:style-name="Normal"><text:s text:c="8"/>&lt;main className="p-4"&gt;</text:p>
      <text:p text:style-name="Normal"><text:s text:c="10"/>&lt;h2 className="text-xl"&gt;Bienvenue !&lt;/h2&gt;</text:p>
      <text:p text:style-name="Normal"><text:s text:c="10"/>&lt;p&gt;Ceci est un site e-commerce pour débutants.&lt;/p&gt;</text:p>
      <text:p text:style-name="Normal"><text:s text:c="8"/>&lt;/main&gt;</text:p>
      <text:p text:style-name="Normal"/>
      <text:p text:style-name="Normal"><text:s text:c="8"/>{/* Footer */}</text:p>
      <text:p text:style-name="Normal"><text:s text:c="8"/>&lt;footer className="bg-gray-800 text-white p-4 text-center"&gt;</text:p>
      <text:p text:style-name="Normal"><text:s text:c="10"/>&lt;p&gt;© 2025 Mon Premier Site&lt;/p&gt;</text:p>
      <text:p text:style-name="Normal"><text:s text:c="8"/>&lt;/footer&gt;</text:p>
      <text:p text:style-name="Normal"><text:s text:c="6"/>&lt;/div&gt;</text:p>
      <text:p text:style-name="Normal"><text:s text:c="4"/>);</text:p>
      <text:p text:style-name="Normal"><text:s text:c="2"/>}</text:p>
      <text:p text:style-name="Normal"/>
      <text:p text:style-name="Normal"><text:s text:c="2"/>export default App;</text:p>
      <text:p text:style-name="Normal"><text:s text:c="2"/>```</text:p>
      <text:p text:style-name="Normal">- Sauvegarde et vérifie dans le navigateur : tu devrais voir un header bleu, un contenu, et un footer gris.</text:p>
      <text:p text:style-name="Normal"/>
      <text:p text:style-name="Normal">---</text:p>
      <text:p text:style-name="Normal"/>
      <text:p text:style-name="Normal">### **Chapitre 5 : Construire la Section Produits**</text:p>
      <text:p text:style-name="Normal">#### Étape 1 : Ajouter des produits</text:p>
      <text:p text:style-name="Normal">- Modifie `src/App.jsx` pour inclure une liste de produits :</text:p>
      <text:p text:style-name="Normal"><text:s text:c="2"/>```jsx</text:p>
      <text:p text:style-name="Normal"><text:s text:c="2"/>import React from 'react';</text:p>
      <text:p text:style-name="Normal"/>
      <text:soft-page-break/>
      <text:p text:style-name="Normal"><text:s text:c="2"/>function App() {</text:p>
      <text:p text:style-name="Normal"><text:s text:c="4"/>const products = [</text:p>
      <text:p text:style-name="Normal"><text:s text:c="6"/>{ title: "eBook 1", price: 5, image: "https://via.placeholder.com/150" },</text:p>
      <text:p text:style-name="Normal"><text:s text:c="6"/>{ title: "eBook 2", price: 10, image: "https://via.placeholder.com/150" },</text:p>
      <text:p text:style-name="Normal"><text:s text:c="4"/>];</text:p>
      <text:p text:style-name="Normal"/>
      <text:p text:style-name="Normal"><text:s text:c="4"/>return (</text:p>
      <text:p text:style-name="Normal"><text:s text:c="6"/>&lt;div className="min-h-screen bg-gray-100"&gt;</text:p>
      <text:p text:style-name="Normal"><text:s text:c="8"/>&lt;header className="bg-blue-600 text-white p-4"&gt;</text:p>
      <text:p text:style-name="Normal"><text:s text:c="10"/>&lt;h1 className="text-2xl font-bold"&gt;Mon Premier Site&lt;/h1&gt;</text:p>
      <text:p text:style-name="Normal"><text:s text:c="8"/>&lt;/header&gt;</text:p>
      <text:p text:style-name="Normal"/>
      <text:p text:style-name="Normal"><text:s text:c="8"/>&lt;main className="p-4"&gt;</text:p>
      <text:p text:style-name="Normal"><text:s text:c="10"/>&lt;h2 className="text-2xl font-bold mb-4"&gt;Nos Produits&lt;/h2&gt;</text:p>
      <text:p text:style-name="Normal"><text:s text:c="10"/>&lt;div className="grid grid-cols-1 md:grid-cols-2 gap-4"&gt;</text:p>
      <text:p text:style-name="Normal"><text:s text:c="12"/>{products.map((product, index) =&gt; (</text:p>
      <text:p text:style-name="Normal"><text:s text:c="14"/>&lt;div key={index} className="bg-white p-4 rounded-lg shadow"&gt;</text:p>
      <text:p text:style-name="Normal"><text:s text:c="16"/>&lt;img src={product.image} alt={product.title} className="w-full h-32 object-cover" /&gt;</text:p>
      <text:p text:style-name="Normal"><text:s text:c="16"/>&lt;h3 className="text-lg font-semibold"&gt;{product.title}&lt;/h3&gt;</text:p>
      <text:p text:style-name="Normal"><text:s text:c="16"/>&lt;p&gt;${product.price}&lt;/p&gt;</text:p>
      <text:p text:style-name="Normal"><text:s text:c="16"/>&lt;button className="bg-blue-500 text-white px-4 py-2 mt-2 rounded"&gt;</text:p>
      <text:p text:style-name="Normal"><text:s text:c="18"/>Ajouter au panier</text:p>
      <text:p text:style-name="Normal"><text:s text:c="16"/>&lt;/button&gt;</text:p>
      <text:p text:style-name="Normal"><text:s text:c="14"/>&lt;/div&gt;</text:p>
      <text:p text:style-name="Normal"><text:s text:c="12"/>))}</text:p>
      <text:p text:style-name="Normal"><text:s text:c="10"/>&lt;/div&gt;</text:p>
      <text:p text:style-name="Normal"><text:s text:c="8"/>&lt;/main&gt;</text:p>
      <text:p text:style-name="Normal"/>
      <text:p text:style-name="Normal"><text:s text:c="8"/>&lt;footer className="bg-gray-800 text-white p-4 text-center"&gt;</text:p>
      <text:p text:style-name="Normal"><text:s text:c="10"/>&lt;p&gt;© 2025 Mon Premier Site&lt;/p&gt;</text:p>
      <text:p text:style-name="Normal"><text:s text:c="8"/>&lt;/footer&gt;</text:p>
      <text:soft-page-break/>
      <text:p text:style-name="Normal"><text:s text:c="6"/>&lt;/div&gt;</text:p>
      <text:p text:style-name="Normal"><text:s text:c="4"/>);</text:p>
      <text:p text:style-name="Normal"><text:s text:c="2"/>}</text:p>
      <text:p text:style-name="Normal"/>
      <text:p text:style-name="Normal"><text:s text:c="2"/>export default App;</text:p>
      <text:p text:style-name="Normal"><text:s text:c="2"/>```</text:p>
      <text:p text:style-name="Normal"/>
      <text:p text:style-name="Normal">#### Étape 2 : Ajouter un carrousel</text:p>
      <text:p text:style-name="Normal">- Installe une librairie d’icônes pour les flèches :</text:p>
      <text:p text:style-name="Normal"><text:s text:c="2"/>```</text:p>
      <text:p text:style-name="Normal"><text:s text:c="2"/>npm install lucide-react</text:p>
      <text:p text:style-name="Normal"><text:s text:c="2"/>```</text:p>
      <text:p text:style-name="Normal">- Mets à jour `src/App.jsx` :</text:p>
      <text:p text:style-name="Normal"><text:s text:c="2"/>```jsx</text:p>
      <text:p text:style-name="Normal"><text:s text:c="2"/>import React, { useState } from 'react';</text:p>
      <text:p text:style-name="Normal"><text:s text:c="2"/>import { ChevronLeft, ChevronRight } from 'lucide-react';</text:p>
      <text:p text:style-name="Normal"/>
      <text:p text:style-name="Normal"><text:s text:c="2"/>function App() {</text:p>
      <text:p text:style-name="Normal"><text:s text:c="4"/>const products = [</text:p>
      <text:p text:style-name="Normal"><text:s text:c="6"/>{ title: "eBook 1", price: 5, image: "https://via.placeholder.com/150" },</text:p>
      <text:p text:style-name="Normal"><text:s text:c="6"/>{ title: "eBook 2", price: 10, image: "https://via.placeholder.com/150" },</text:p>
      <text:p text:style-name="Normal"><text:s text:c="4"/>];</text:p>
      <text:p text:style-name="Normal"/>
      <text:p text:style-name="Normal"><text:s text:c="4"/>const [scroll, setScroll] = useState(0);</text:p>
      <text:p text:style-name="Normal"/>
      <text:p text:style-name="Normal"><text:s text:c="4"/>const scrollLeft = () =&gt; setScroll(scroll - 300);</text:p>
      <text:p text:style-name="Normal"><text:s text:c="4"/>const scrollRight = () =&gt; setScroll(scroll + 300);</text:p>
      <text:p text:style-name="Normal"/>
      <text:p text:style-name="Normal"><text:s text:c="4"/>return (</text:p>
      <text:p text:style-name="Normal"><text:s text:c="6"/>&lt;div className="min-h-screen bg-gray-100"&gt;</text:p>
      <text:p text:style-name="Normal"><text:s text:c="8"/>&lt;header className="bg-blue-600 text-white p-4"&gt;</text:p>
      <text:soft-page-break/>
      <text:p text:style-name="Normal"><text:s text:c="10"/>&lt;h1 className="text-2xl font-bold"&gt;Mon Premier Site&lt;/h1&gt;</text:p>
      <text:p text:style-name="Normal"><text:s text:c="8"/>&lt;/header&gt;</text:p>
      <text:p text:style-name="Normal"/>
      <text:p text:style-name="Normal"><text:s text:c="8"/>&lt;main className="p-4"&gt;</text:p>
      <text:p text:style-name="Normal"><text:s text:c="10"/>&lt;h2 className="text-2xl font-bold mb-4"&gt;Nos Produits&lt;/h2&gt;</text:p>
      <text:p text:style-name="Normal"><text:s text:c="10"/>&lt;div className="relative"&gt;</text:p>
      <text:p text:style-name="Normal"><text:s text:c="12"/>&lt;button onClick={scrollLeft} className="absolute left-0 top-1/2 bg-gray-200 p-2 rounded-full"&gt;</text:p>
      <text:p text:style-name="Normal"><text:s text:c="14"/>&lt;ChevronLeft /&gt;</text:p>
      <text:p text:style-name="Normal"><text:s text:c="12"/>&lt;/button&gt;</text:p>
      <text:p text:style-name="Normal"><text:s text:c="12"/>&lt;div className="flex overflow-x-auto scroll-smooth" style={{ transform: `translateX(-${scroll}px)` }}&gt;</text:p>
      <text:p text:style-name="Normal"><text:s text:c="14"/>{products.map((product, index) =&gt; (</text:p>
      <text:p text:style-name="Normal"><text:s text:c="16"/>&lt;div key={index} className="min-w-[300px] bg-white p-4 rounded-lg shadow mx-2"&gt;</text:p>
      <text:p text:style-name="Normal"><text:s text:c="18"/>&lt;img src={product.image} alt={product.title} className="w-full h-32 object-cover" /&gt;</text:p>
      <text:p text:style-name="Normal"><text:s text:c="18"/>&lt;h3 className="text-lg font-semibold"&gt;{product.title}&lt;/h3&gt;</text:p>
      <text:p text:style-name="Normal"><text:s text:c="18"/>&lt;p&gt;${product.price}&lt;/p&gt;</text:p>
      <text:p text:style-name="Normal"><text:s text:c="18"/>&lt;button className="bg-blue-500 text-white px-4 py-2 mt-2 rounded"&gt;</text:p>
      <text:p text:style-name="Normal"><text:s text:c="20"/>Ajouter au panier</text:p>
      <text:p text:style-name="Normal"><text:s text:c="18"/>&lt;/button&gt;</text:p>
      <text:p text:style-name="Normal"><text:s text:c="16"/>&lt;/div&gt;</text:p>
      <text:p text:style-name="Normal"><text:s text:c="14"/>))}</text:p>
      <text:p text:style-name="Normal"><text:s text:c="12"/>&lt;/div&gt;</text:p>
      <text:p text:style-name="Normal"><text:s text:c="12"/>&lt;button onClick={scrollRight} className="absolute right-0 top-1/2 bg-gray-200 p-2 rounded-full"&gt;</text:p>
      <text:p text:style-name="Normal"><text:s text:c="14"/>&lt;ChevronRight /&gt;</text:p>
      <text:p text:style-name="Normal"><text:s text:c="12"/>&lt;/button&gt;</text:p>
      <text:p text:style-name="Normal"><text:s text:c="10"/>&lt;/div&gt;</text:p>
      <text:p text:style-name="Normal"><text:s text:c="8"/>&lt;/main&gt;</text:p>
      <text:p text:style-name="Normal"/>
      <text:p text:style-name="Normal"><text:s text:c="8"/>&lt;footer className="bg-gray-800 text-white p-4 text-center"&gt;</text:p>
      <text:p text:style-name="Normal"><text:s text:c="10"/>&lt;p&gt;© 2025 Mon Premier Site&lt;/p&gt;</text:p>
      <text:soft-page-break/>
      <text:p text:style-name="Normal"><text:s text:c="8"/>&lt;/footer&gt;</text:p>
      <text:p text:style-name="Normal"><text:s text:c="6"/>&lt;/div&gt;</text:p>
      <text:p text:style-name="Normal"><text:s text:c="4"/>);</text:p>
      <text:p text:style-name="Normal"><text:s text:c="2"/>}</text:p>
      <text:p text:style-name="Normal"/>
      <text:p text:style-name="Normal"><text:s text:c="2"/>export default App;</text:p>
      <text:p text:style-name="Normal"><text:s text:c="2"/>```</text:p>
      <text:p text:style-name="Normal"/>
      <text:p text:style-name="Normal">---</text:p>
      <text:p text:style-name="Normal"/>
      <text:p text:style-name="Normal">### **Chapitre 6 : Gestion du Panier**</text:p>
      <text:p text:style-name="Normal">#### Étape 1 : Ajouter au panier</text:p>
      <text:p text:style-name="Normal">- Mets à jour `src/App.jsx` :</text:p>
      <text:p text:style-name="Normal"><text:s text:c="2"/>```jsx</text:p>
      <text:p text:style-name="Normal"><text:s text:c="2"/>import React, { useState } from 'react';</text:p>
      <text:p text:style-name="Normal"><text:s text:c="2"/>import { ChevronLeft, ChevronRight } from 'lucide-react';</text:p>
      <text:p text:style-name="Normal"/>
      <text:p text:style-name="Normal"><text:s text:c="2"/>function App() {</text:p>
      <text:p text:style-name="Normal"><text:s text:c="4"/>const products = [</text:p>
      <text:p text:style-name="Normal"><text:s text:c="6"/>{ title: "eBook 1", price: 5, image: "https://via.placeholder.com/150" },</text:p>
      <text:p text:style-name="Normal"><text:s text:c="6"/>{ title: "eBook 2", price: 10, image: "https://via.placeholder.com/150" },</text:p>
      <text:p text:style-name="Normal"><text:s text:c="4"/>];</text:p>
      <text:p text:style-name="Normal"/>
      <text:p text:style-name="Normal"><text:s text:c="4"/>const [scroll, setScroll] = useState(0);</text:p>
      <text:p text:style-name="Normal"><text:s text:c="4"/>const [cart, setCart] = useState([]);</text:p>
      <text:p text:style-name="Normal"><text:s text:c="4"/>const [showCart, setShowCart] = useState(false);</text:p>
      <text:p text:style-name="Normal"/>
      <text:p text:style-name="Normal"><text:s text:c="4"/>const scrollLeft = () =&gt; setScroll(scroll - 300);</text:p>
      <text:p text:style-name="Normal"><text:s text:c="4"/>const scrollRight = () =&gt; setScroll(scroll + 300);</text:p>
      <text:p text:style-name="Normal"/>
      <text:p text:style-name="Normal"><text:s text:c="4"/>const addToCart = (product) =&gt; {</text:p>
      <text:soft-page-break/>
      <text:p text:style-name="Normal"><text:s text:c="6"/>setCart([...cart, product]);</text:p>
      <text:p text:style-name="Normal"><text:s text:c="6"/>alert(`${product.title} ajouté au panier !`);</text:p>
      <text:p text:style-name="Normal"><text:s text:c="4"/>};</text:p>
      <text:p text:style-name="Normal"/>
      <text:p text:style-name="Normal"><text:s text:c="4"/>return (</text:p>
      <text:p text:style-name="Normal"><text:s text:c="6"/>&lt;div className="min-h-screen bg-gray-100"&gt;</text:p>
      <text:p text:style-name="Normal"><text:s text:c="8"/>&lt;header className="bg-blue-600 text-white p-4 flex justify-between"&gt;</text:p>
      <text:p text:style-name="Normal"><text:s text:c="10"/>&lt;h1 className="text-2xl font-bold"&gt;Mon Premier Site&lt;/h1&gt;</text:p>
      <text:p text:style-name="Normal"><text:s text:c="10"/>&lt;button onClick={() =&gt; setShowCart(true)} className="bg-white text-blue-600 px-4 py-2 rounded"&gt;</text:p>
      <text:p text:style-name="Normal"><text:s text:c="12"/>Panier ({cart.length})</text:p>
      <text:p text:style-name="Normal"><text:s text:c="10"/>&lt;/button&gt;</text:p>
      <text:p text:style-name="Normal"><text:s text:c="8"/>&lt;/header&gt;</text:p>
      <text:p text:style-name="Normal"/>
      <text:p text:style-name="Normal"><text:s text:c="8"/>&lt;main className="p-4"&gt;</text:p>
      <text:p text:style-name="Normal"><text:s text:c="10"/>&lt;h2 className="text-2xl font-bold mb-4"&gt;Nos Produits&lt;/h2&gt;</text:p>
      <text:p text:style-name="Normal"><text:s text:c="10"/>&lt;div className="relative"&gt;</text:p>
      <text:p text:style-name="Normal"><text:s text:c="12"/>&lt;button onClick={scrollLeft} className="absolute left-0 top-1/2 bg-gray-200 p-2 rounded-full"&gt;</text:p>
      <text:p text:style-name="Normal"><text:s text:c="14"/>&lt;ChevronLeft /&gt;</text:p>
      <text:p text:style-name="Normal"><text:s text:c="12"/>&lt;/button&gt;</text:p>
      <text:p text:style-name="Normal"><text:s text:c="12"/>&lt;div className="flex overflow-x-auto scroll-smooth" style={{ transform: `translateX(-${scroll}px)` }}&gt;</text:p>
      <text:p text:style-name="Normal"><text:s text:c="14"/>{products.map((product, index) =&gt; (</text:p>
      <text:p text:style-name="Normal"><text:s text:c="16"/>&lt;div key={index} className="min-w-[300px] bg-white p-4 rounded-lg shadow mx-2"&gt;</text:p>
      <text:p text:style-name="Normal"><text:s text:c="18"/>&lt;img src={product.image} alt={product.title} className="w-full h-32 object-cover" /&gt;</text:p>
      <text:p text:style-name="Normal"><text:s text:c="18"/>&lt;h3 className="text-lg font-semibold"&gt;{product.title}&lt;/h3&gt;</text:p>
      <text:p text:style-name="Normal"><text:s text:c="18"/>&lt;p&gt;${product.price}&lt;/p&gt;</text:p>
      <text:p text:style-name="Normal"><text:s text:c="18"/>&lt;button</text:p>
      <text:p text:style-name="Normal"><text:s text:c="20"/>onClick={() =&gt; addToCart(product)}</text:p>
      <text:p text:style-name="Normal"><text:s text:c="20"/>className="bg-blue-500 text-white px-4 py-2 mt-2 rounded"</text:p>
      <text:p text:style-name="Normal"><text:s text:c="18"/>&gt;</text:p>
      <text:soft-page-break/>
      <text:p text:style-name="Normal"><text:s text:c="20"/>Ajouter au panier</text:p>
      <text:p text:style-name="Normal"><text:s text:c="18"/>&lt;/button&gt;</text:p>
      <text:p text:style-name="Normal"><text:s text:c="16"/>&lt;/div&gt;</text:p>
      <text:p text:style-name="Normal"><text:s text:c="14"/>))}</text:p>
      <text:p text:style-name="Normal"><text:s text:c="12"/>&lt;/div&gt;</text:p>
      <text:p text:style-name="Normal"><text:s text:c="12"/>&lt;button onClick={scrollRight} className="absolute right-0 top-1/2 bg-gray-200 p-2 rounded-full"&gt;</text:p>
      <text:p text:style-name="Normal"><text:s text:c="14"/>&lt;ChevronRight /&gt;</text:p>
      <text:p text:style-name="Normal"><text:s text:c="12"/>&lt;/button&gt;</text:p>
      <text:p text:style-name="Normal"><text:s text:c="10"/>&lt;/div&gt;</text:p>
      <text:p text:style-name="Normal"><text:s text:c="8"/>&lt;/main&gt;</text:p>
      <text:p text:style-name="Normal"/>
      <text:p text:style-name="Normal"><text:s text:c="8"/>{showCart &amp;&amp; (</text:p>
      <text:p text:style-name="Normal"><text:s text:c="10"/>&lt;div className="fixed inset-0 bg-black bg-opacity-50 flex items-center justify-center"&gt;</text:p>
      <text:p text:style-name="Normal"><text:s text:c="12"/>&lt;div className="bg-white p-6 rounded-lg"&gt;</text:p>
      <text:p text:style-name="Normal"><text:s text:c="14"/>&lt;h2 className="text-xl font-bold mb-4"&gt;Panier&lt;/h2&gt;</text:p>
      <text:p text:style-name="Normal"><text:s text:c="14"/>{cart.length === 0 ? (</text:p>
      <text:p text:style-name="Normal"><text:s text:c="16"/>&lt;p&gt;Votre panier est vide.&lt;/p&gt;</text:p>
      <text:p text:style-name="Normal"><text:s text:c="14"/>) : (</text:p>
      <text:p text:style-name="Normal"><text:s text:c="16"/>&lt;ul&gt;</text:p>
      <text:p text:style-name="Normal"><text:s text:c="18"/>{cart.map((item, index) =&gt; (</text:p>
      <text:p text:style-name="Normal"><text:s text:c="20"/>&lt;li key={index}&gt;{item.title} - ${item.price}&lt;/li&gt;</text:p>
      <text:p text:style-name="Normal"><text:s text:c="18"/>))}</text:p>
      <text:p text:style-name="Normal"><text:s text:c="16"/>&lt;/ul&gt;</text:p>
      <text:p text:style-name="Normal"><text:s text:c="14"/>)}</text:p>
      <text:p text:style-name="Normal"><text:s text:c="14"/>&lt;button</text:p>
      <text:p text:style-name="Normal"><text:s text:c="16"/>onClick={() =&gt; setShowCart(false)}</text:p>
      <text:p text:style-name="Normal"><text:s text:c="16"/>className="bg-red-500 text-white px-4 py-2 mt-4 rounded"</text:p>
      <text:p text:style-name="Normal"><text:s text:c="14"/>&gt;</text:p>
      <text:p text:style-name="Normal"><text:s text:c="16"/>Fermer</text:p>
      <text:p text:style-name="Normal"><text:s text:c="14"/>&lt;/button&gt;</text:p>
      <text:soft-page-break/>
      <text:p text:style-name="Normal"><text:s text:c="12"/>&lt;/div&gt;</text:p>
      <text:p text:style-name="Normal"><text:s text:c="10"/>&lt;/div&gt;</text:p>
      <text:p text:style-name="Normal"><text:s text:c="8"/>)}</text:p>
      <text:p text:style-name="Normal"/>
      <text:p text:style-name="Normal"><text:s text:c="8"/>&lt;footer className="bg-gray-800 text-white p-4 text-center"&gt;</text:p>
      <text:p text:style-name="Normal"><text:s text:c="10"/>&lt;p&gt;© 2025 Mon Premier Site&lt;/p&gt;</text:p>
      <text:p text:style-name="Normal"><text:s text:c="8"/>&lt;/footer&gt;</text:p>
      <text:p text:style-name="Normal"><text:s text:c="6"/>&lt;/div&gt;</text:p>
      <text:p text:style-name="Normal"><text:s text:c="4"/>);</text:p>
      <text:p text:style-name="Normal"><text:s text:c="2"/>}</text:p>
      <text:p text:style-name="Normal"/>
      <text:p text:style-name="Normal"><text:s text:c="2"/>export default App;</text:p>
      <text:p text:style-name="Normal"><text:s text:c="2"/>```</text:p>
      <text:p text:style-name="Normal"/>
      <text:p text:style-name="Normal">---</text:p>
      <text:p text:style-name="Normal"/>
      <text:p text:style-name="Normal">### **Chapitre 7 : Système de Paiement**</text:p>
      <text:p text:style-name="Normal">#### Étape 1 : Ajouter un formulaire de paiement</text:p>
      <text:p text:style-name="Normal">- Installe EmailJS pour envoyer des emails :</text:p>
      <text:p text:style-name="Normal"><text:s text:c="2"/>```</text:p>
      <text:p text:style-name="Normal"><text:s text:c="2"/>npm install @emailjs/browser</text:p>
      <text:p text:style-name="Normal"><text:s text:c="2"/>```</text:p>
      <text:p text:style-name="Normal">- Crée un compte sur [EmailJS](https://www.emailjs.com/), note ton `Service ID`, `Template ID`, et `Public Key`.</text:p>
      <text:p text:style-name="Normal">- Mets à jour `src/App.jsx` :</text:p>
      <text:p text:style-name="Normal"><text:s text:c="2"/>```jsx</text:p>
      <text:p text:style-name="Normal"><text:s text:c="2"/>import React, { useState, useEffect } from 'react';</text:p>
      <text:p text:style-name="Normal"><text:s text:c="2"/>import { ChevronLeft, ChevronRight } from 'lucide-react';</text:p>
      <text:p text:style-name="Normal"><text:s text:c="2"/>import emailjs from '@emailjs/browser';</text:p>
      <text:p text:style-name="Normal"/>
      <text:p text:style-name="Normal"><text:s text:c="2"/>function App() {</text:p>
      <text:soft-page-break/>
      <text:p text:style-name="Normal"><text:s text:c="4"/>const products = [</text:p>
      <text:p text:style-name="Normal"><text:s text:c="6"/>{ title: "eBook 1", price: 5, image: "https://via.placeholder.com/150" },</text:p>
      <text:p text:style-name="Normal"><text:s text:c="6"/>{ title: "eBook 2", price: 10, image: "https://via.placeholder.com/150" },</text:p>
      <text:p text:style-name="Normal"><text:s text:c="4"/>];</text:p>
      <text:p text:style-name="Normal"/>
      <text:p text:style-name="Normal"><text:s text:c="4"/>const [scroll, setScroll] = useState(0);</text:p>
      <text:p text:style-name="Normal"><text:s text:c="4"/>const [cart, setCart] = useState([]);</text:p>
      <text:p text:style-name="Normal"><text:s text:c="4"/>const [showCart, setShowCart] = useState(false);</text:p>
      <text:p text:style-name="Normal"><text:s text:c="4"/>const [showPayment, setShowPayment] = useState(false);</text:p>
      <text:p text:style-name="Normal"><text:s text:c="4"/>const [paymentForm, setPaymentForm] = useState({ email: '', method: 'paypal' });</text:p>
      <text:p text:style-name="Normal"/>
      <text:p text:style-name="Normal"><text:s text:c="4"/>useEffect(() =&gt; {</text:p>
      <text:p text:style-name="Normal"><text:s text:c="6"/>emailjs.init("TON_PUBLIC_KEY"); // Remplace par ta clé EmailJS</text:p>
      <text:p text:style-name="Normal"><text:s text:c="4"/>}, []);</text:p>
      <text:p text:style-name="Normal"/>
      <text:p text:style-name="Normal"><text:s text:c="4"/>const scrollLeft = () =&gt; setScroll(scroll - 300);</text:p>
      <text:p text:style-name="Normal"><text:s text:c="4"/>const scrollRight = () =&gt; setScroll(scroll + 300);</text:p>
      <text:p text:style-name="Normal"/>
      <text:p text:style-name="Normal"><text:s text:c="4"/>const addToCart = (product) =&gt; {</text:p>
      <text:p text:style-name="Normal"><text:s text:c="6"/>setCart([...cart, product]);</text:p>
      <text:p text:style-name="Normal"><text:s text:c="6"/>alert(`${product.title} ajouté au panier !`);</text:p>
      <text:p text:style-name="Normal"><text:s text:c="4"/>};</text:p>
      <text:p text:style-name="Normal"/>
      <text:p text:style-name="Normal"><text:s text:c="4"/>const handlePaymentSubmit = (e) =&gt; {</text:p>
      <text:p text:style-name="Normal"><text:s text:c="6"/>e.preventDefault();</text:p>
      <text:p text:style-name="Normal"><text:s text:c="6"/>const total = cart.reduce((sum, item) =&gt; sum + item.price, 0);</text:p>
      <text:p text:style-name="Normal"><text:s text:c="6"/>emailjs.send("TON_SERVICE_ID", "TON_TEMPLATE_ID", {</text:p>
      <text:p text:style-name="Normal"><text:s text:c="8"/>to_email: "tonemail@gmail.com",</text:p>
      <text:p text:style-name="Normal"><text:s text:c="8"/>cart: cart.map(item =&gt; `${item.title} - $${item.price}`).join('\n'),</text:p>
      <text:p text:style-name="Normal"><text:s text:c="8"/>total: total,</text:p>
      <text:p text:style-name="Normal"><text:s text:c="8"/>email: paymentForm.email,</text:p>
      <text:soft-page-break/>
      <text:p text:style-name="Normal"><text:s text:c="8"/>method: paymentForm.method,</text:p>
      <text:p text:style-name="Normal"><text:s text:c="6"/>}).then(() =&gt; {</text:p>
      <text:p text:style-name="Normal"><text:s text:c="8"/>alert("Paiement soumis ! Vérifie ton email.");</text:p>
      <text:p text:style-name="Normal"><text:s text:c="8"/>setShowPayment(false);</text:p>
      <text:p text:style-name="Normal"><text:s text:c="8"/>setCart([]);</text:p>
      <text:p text:style-name="Normal"><text:s text:c="6"/>});</text:p>
      <text:p text:style-name="Normal"><text:s text:c="4"/>};</text:p>
      <text:p text:style-name="Normal"/>
      <text:p text:style-name="Normal"><text:s text:c="4"/>return (</text:p>
      <text:p text:style-name="Normal"><text:s text:c="6"/>&lt;div className="min-h-screen bg-gray-100"&gt;</text:p>
      <text:p text:style-name="Normal"><text:s text:c="8"/>&lt;header className="bg-blue-600 text-white p-4 flex justify-between"&gt;</text:p>
      <text:p text:style-name="Normal"><text:s text:c="10"/>&lt;h1 className="text-2xl font-bold"&gt;Mon Premier Site&lt;/h1&gt;</text:p>
      <text:p text:style-name="Normal"><text:s text:c="10"/>&lt;button onClick={() =&gt; setShowCart(true)} className="bg-white text-blue-600 px-4 py-2 rounded"&gt;</text:p>
      <text:p text:style-name="Normal"><text:s text:c="12"/>Panier ({cart.length})</text:p>
      <text:p text:style-name="Normal"><text:s text:c="10"/>&lt;/button&gt;</text:p>
      <text:p text:style-name="Normal"><text:s text:c="8"/>&lt;/header&gt;</text:p>
      <text:p text:style-name="Normal"/>
      <text:p text:style-name="Normal"><text:s text:c="8"/>&lt;main className="p-4"&gt;</text:p>
      <text:p text:style-name="Normal"><text:s text:c="10"/>&lt;h2 className="text-2xl font-bold mb-4"&gt;Nos Produits&lt;/h2&gt;</text:p>
      <text:p text:style-name="Normal"><text:s text:c="10"/>&lt;div className="relative"&gt;</text:p>
      <text:p text:style-name="Normal"><text:s text:c="12"/>&lt;button onClick={scrollLeft} className="absolute left-0 top-1/2 bg-gray-200 p-2 rounded-full"&gt;</text:p>
      <text:p text:style-name="Normal"><text:s text:c="14"/>&lt;ChevronLeft /&gt;</text:p>
      <text:p text:style-name="Normal"><text:s text:c="12"/>&lt;/button&gt;</text:p>
      <text:p text:style-name="Normal"><text:s text:c="12"/>&lt;div className="flex overflow-x-auto scroll-smooth" style={{ transform: `translateX(-${scroll}px)` }}&gt;</text:p>
      <text:p text:style-name="Normal"><text:s text:c="14"/>{products.map((product, index) =&gt; (</text:p>
      <text:p text:style-name="Normal"><text:s text:c="16"/>&lt;div key={index} className="min-w-[300px] bg-white p-4 rounded-lg shadow mx-2"&gt;</text:p>
      <text:p text:style-name="Normal"><text:s text:c="18"/>&lt;img src={product.image} alt={product.title} className="w-full h-32 object-cover" /&gt;</text:p>
      <text:p text:style-name="Normal"><text:s text:c="18"/>&lt;h3 className="text-lg font-semibold"&gt;{product.title}&lt;/h3&gt;</text:p>
      <text:p text:style-name="Normal"><text:s text:c="18"/>&lt;p&gt;${product.price}&lt;/p&gt;</text:p>
      <text:soft-page-break/>
      <text:p text:style-name="Normal"><text:s text:c="18"/>&lt;button</text:p>
      <text:p text:style-name="Normal"><text:s text:c="20"/>onClick={() =&gt; addToCart(product)}</text:p>
      <text:p text:style-name="Normal"><text:s text:c="20"/>className="bg-blue-500 text-white px-4 py-2 mt-2 rounded"</text:p>
      <text:p text:style-name="Normal"><text:s text:c="18"/>&gt;</text:p>
      <text:p text:style-name="Normal"><text:s text:c="20"/>Ajouter au panier</text:p>
      <text:p text:style-name="Normal"><text:s text:c="18"/>&lt;/button&gt;</text:p>
      <text:p text:style-name="Normal"><text:s text:c="16"/>&lt;/div&gt;</text:p>
      <text:p text:style-name="Normal"><text:s text:c="14"/>))}</text:p>
      <text:p text:style-name="Normal"><text:s text:c="12"/>&lt;/div&gt;</text:p>
      <text:p text:style-name="Normal"><text:s text:c="12"/>&lt;button onClick={scrollRight} className="absolute right-0 top-1/2 bg-gray-200 p-2 rounded-full"&gt;</text:p>
      <text:p text:style-name="Normal"><text:s text:c="14"/>&lt;ChevronRight /&gt;</text:p>
      <text:p text:style-name="Normal"><text:s text:c="12"/>&lt;/button&gt;</text:p>
      <text:p text:style-name="Normal"><text:s text:c="10"/>&lt;/div&gt;</text:p>
      <text:p text:style-name="Normal"><text:s text:c="8"/>&lt;/main&gt;</text:p>
      <text:p text:style-name="Normal"/>
      <text:p text:style-name="Normal"><text:s text:c="8"/>{showCart &amp;&amp; (</text:p>
      <text:p text:style-name="Normal"><text:s text:c="10"/>&lt;div className="fixed inset-0 bg-black bg-opacity-50 flex items-center justify-center"&gt;</text:p>
      <text:p text:style-name="Normal"><text:s text:c="12"/>&lt;div className="bg-white p-6 rounded-lg"&gt;</text:p>
      <text:p text:style-name="Normal"><text:s text:c="14"/>&lt;h2 className="text-xl font-bold mb-4"&gt;Panier&lt;/h2&gt;</text:p>
      <text:p text:style-name="Normal"><text:s text:c="14"/>{cart.length === 0 ? (</text:p>
      <text:p text:style-name="Normal"><text:s text:c="16"/>&lt;p&gt;Votre panier est vide.&lt;/p&gt;</text:p>
      <text:p text:style-name="Normal"><text:s text:c="14"/>) : (</text:p>
      <text:p text:style-name="Normal"><text:s text:c="16"/>&lt;&gt;</text:p>
      <text:p text:style-name="Normal"><text:s text:c="18"/>&lt;ul&gt;</text:p>
      <text:p text:style-name="Normal"><text:s text:c="20"/>{cart.map((item, index) =&gt; (</text:p>
      <text:p text:style-name="Normal"><text:s text:c="22"/>&lt;li key={index}&gt;{item.title} - ${item.price}&lt;/li&gt;</text:p>
      <text:p text:style-name="Normal"><text:s text:c="20"/>))}</text:p>
      <text:p text:style-name="Normal"><text:s text:c="18"/>&lt;/ul&gt;</text:p>
      <text:p text:style-name="Normal"><text:s text:c="18"/>&lt;button</text:p>
      <text:p text:style-name="Normal"><text:s text:c="20"/>onClick={() =&gt; setShowPayment(true)}</text:p>
      <text:soft-page-break/>
      <text:p text:style-name="Normal"><text:s text:c="20"/>className="bg-green-500 text-white px-4 py-2 mt-4 rounded"</text:p>
      <text:p text:style-name="Normal"><text:s text:c="18"/>&gt;</text:p>
      <text:p text:style-name="Normal"><text:s text:c="20"/>Payer</text:p>
      <text:p text:style-name="Normal"><text:s text:c="18"/>&lt;/button&gt;</text:p>
      <text:p text:style-name="Normal"><text:s text:c="16"/>&lt;/&gt;</text:p>
      <text:p text:style-name="Normal"><text:s text:c="14"/>)}</text:p>
      <text:p text:style-name="Normal"><text:s text:c="14"/>&lt;button</text:p>
      <text:p text:style-name="Normal"><text:s text:c="16"/>onClick={() =&gt; setShowCart(false)}</text:p>
      <text:p text:style-name="Normal"><text:s text:c="16"/>className="bg-red-500 text-white px-4 py-2 mt-4 rounded"</text:p>
      <text:p text:style-name="Normal"><text:s text:c="14"/>&gt;</text:p>
      <text:p text:style-name="Normal"><text:s text:c="16"/>Fermer</text:p>
      <text:p text:style-name="Normal"><text:s text:c="14"/>&lt;/button&gt;</text:p>
      <text:p text:style-name="Normal"><text:s text:c="12"/>&lt;/div&gt;</text:p>
      <text:p text:style-name="Normal"><text:s text:c="10"/>&lt;/div&gt;</text:p>
      <text:p text:style-name="Normal"><text:s text:c="8"/>)}</text:p>
      <text:p text:style-name="Normal"/>
      <text:p text:style-name="Normal"><text:s text:c="8"/>{showPayment &amp;&amp; (</text:p>
      <text:p text:style-name="Normal"><text:s text:c="10"/>&lt;div className="fixed inset-0 bg-black bg-opacity-50 flex items-center justify-center"&gt;</text:p>
      <text:p text:style-name="Normal"><text:s text:c="12"/>&lt;div className="bg-white p-6 rounded-lg"&gt;</text:p>
      <text:p text:style-name="Normal"><text:s text:c="14"/>&lt;h2 className="text-xl font-bold mb-4"&gt;Paiement&lt;/h2&gt;</text:p>
      <text:p text:style-name="Normal"><text:s text:c="14"/>&lt;form onSubmit={handlePaymentSubmit} className="space-y-4"&gt;</text:p>
      <text:p text:style-name="Normal"><text:s text:c="16"/>&lt;div&gt;</text:p>
      <text:p text:style-name="Normal"><text:s text:c="18"/>&lt;label className="block"&gt;Email&lt;/label&gt;</text:p>
      <text:p text:style-name="Normal"><text:s text:c="18"/>&lt;input</text:p>
      <text:p text:style-name="Normal"><text:s text:c="20"/>type="email"</text:p>
      <text:p text:style-name="Normal"><text:s text:c="20"/>value={paymentForm.email}</text:p>
      <text:p text:style-name="Normal"><text:s text:c="20"/>onChange={(e) =&gt; setPaymentForm({ ...paymentForm, email: e.target.value })}</text:p>
      <text:p text:style-name="Normal"><text:s text:c="20"/>className="w-full p-2 border rounded"</text:p>
      <text:p text:style-name="Normal"><text:s text:c="20"/>required</text:p>
      <text:p text:style-name="Normal"><text:s text:c="18"/>/&gt;</text:p>
      <text:p text:style-name="Normal"><text:s text:c="16"/>&lt;/div&gt;</text:p>
      <text:soft-page-break/>
      <text:p text:style-name="Normal"><text:s text:c="16"/>&lt;div&gt;</text:p>
      <text:p text:style-name="Normal"><text:s text:c="18"/>&lt;label className="block"&gt;Méthode&lt;/label&gt;</text:p>
      <text:p text:style-name="Normal"><text:s text:c="18"/>&lt;select</text:p>
      <text:p text:style-name="Normal"><text:s text:c="20"/>value={paymentForm.method}</text:p>
      <text:p text:style-name="Normal"><text:s text:c="20"/>onChange={(e) =&gt; setPaymentForm({ ...paymentForm, method: e.target.value })}</text:p>
      <text:p text:style-name="Normal"><text:s text:c="20"/>className="w-full p-2 border rounded"</text:p>
      <text:p text:style-name="Normal"><text:s text:c="18"/>&gt;</text:p>
      <text:p text:style-name="Normal"><text:s text:c="20"/>&lt;option value="paypal"&gt;Paypal&lt;/option&gt;</text:p>
      <text:p text:style-name="Normal"><text:s text:c="20"/>&lt;option value="carte"&gt;Carte&lt;/option&gt;</text:p>
      <text:p text:style-name="Normal"><text:s text:c="18"/>&lt;/select&gt;</text:p>
      <text:p text:style-name="Normal"><text:s text:c="16"/>&lt;/div&gt;</text:p>
      <text:p text:style-name="Normal"><text:s text:c="16"/>&lt;button type="submit" className="bg-blue-500 text-white px-4 py-2 rounded"&gt;</text:p>
      <text:p text:style-name="Normal"><text:s text:c="18"/>Soumettre</text:p>
      <text:p text:style-name="Normal"><text:s text:c="16"/>&lt;/button&gt;</text:p>
      <text:p text:style-name="Normal"><text:s text:c="16"/>&lt;button</text:p>
      <text:p text:style-name="Normal"><text:s text:c="18"/>onClick={() =&gt; setShowPayment(false)}</text:p>
      <text:p text:style-name="Normal"><text:s text:c="18"/>className="bg-red-500 text-white px-4 py-2 rounded"</text:p>
      <text:p text:style-name="Normal"><text:s text:c="16"/>&gt;</text:p>
      <text:p text:style-name="Normal"><text:s text:c="18"/>Annuler</text:p>
      <text:p text:style-name="Normal"><text:s text:c="16"/>&lt;/button&gt;</text:p>
      <text:p text:style-name="Normal"><text:s text:c="14"/>&lt;/form&gt;</text:p>
      <text:p text:style-name="Normal"><text:s text:c="12"/>&lt;/div&gt;</text:p>
      <text:p text:style-name="Normal"><text:s text:c="10"/>&lt;/div&gt;</text:p>
      <text:p text:style-name="Normal"><text:s text:c="8"/>)}</text:p>
      <text:p text:style-name="Normal"/>
      <text:p text:style-name="Normal"><text:s text:c="8"/>&lt;footer className="bg-gray-800 text-white p-4 text-center"&gt;</text:p>
      <text:p text:style-name="Normal"><text:s text:c="10"/>&lt;p&gt;© 2025 Mon Premier Site&lt;/p&gt;</text:p>
      <text:p text:style-name="Normal"><text:s text:c="8"/>&lt;/footer&gt;</text:p>
      <text:p text:style-name="Normal"><text:s text:c="6"/>&lt;/div&gt;</text:p>
      <text:p text:style-name="Normal"><text:s text:c="4"/>);</text:p>
      <text:p text:style-name="Normal"><text:s text:c="2"/>}</text:p>
      <text:p text:style-name="Normal"/>
      <text:p text:style-name="Normal"><text:s text:c="2"/>export default App;</text:p>
      <text:p text:style-name="Normal"><text:s text:c="2"/>```</text:p>
      <text:p text:style-name="Normal"/>
      <text:p text:style-name="Normal">---</text:p>
      <text:p text:style-name="Normal"/>
      <text:p text:style-name="Normal">### **Chapitre 8 : Ajouter des Sections Statiques**</text:p>
      <text:p text:style-name="Normal">#### Blog et Contact</text:p>
      <text:p text:style-name="Normal">- Ajoute ceci à `src/App.jsx` avant le footer :</text:p>
      <text:p text:style-name="Normal"><text:s text:c="2"/>```jsx</text:p>
      <text:p text:style-name="Normal"><text:s text:c="2"/>{/* Blog */}</text:p>
      <text:p text:style-name="Normal"><text:s text:c="2"/>&lt;section className="p-4 bg-white"&gt;</text:p>
      <text:p text:style-name="Normal"><text:s text:c="4"/>&lt;h2 className="text-2xl font-bold mb-4"&gt;Blog&lt;/h2&gt;</text:p>
      <text:p text:style-name="Normal"><text:s text:c="4"/>&lt;div className="grid grid-cols-1 md:grid-cols-2 gap-4"&gt;</text:p>
      <text:p text:style-name="Normal"><text:s text:c="6"/>&lt;div className="p-4 bg-gray-100 rounded"&gt;</text:p>
      <text:p text:style-name="Normal"><text:s text:c="8"/>&lt;h3 className="font-semibold"&gt;Article 1&lt;/h3&gt;</text:p>
      <text:p text:style-name="Normal"><text:s text:c="8"/>&lt;p&gt;Un article intéressant.&lt;/p&gt;</text:p>
      <text:p text:style-name="Normal"><text:s text:c="6"/>&lt;/div&gt;</text:p>
      <text:p text:style-name="Normal"><text:s text:c="6"/>&lt;div className="p-4 bg-gray-100 rounded"&gt;</text:p>
      <text:p text:style-name="Normal"><text:s text:c="8"/>&lt;h3 className="font-semibold"&gt;Article 2&lt;/h3&gt;</text:p>
      <text:p text:style-name="Normal"><text:s text:c="8"/>&lt;p&gt;Un autre article.&lt;/p&gt;</text:p>
      <text:p text:style-name="Normal"><text:s text:c="6"/>&lt;/div&gt;</text:p>
      <text:p text:style-name="Normal"><text:s text:c="4"/>&lt;/div&gt;</text:p>
      <text:p text:style-name="Normal"><text:s text:c="2"/>&lt;/section&gt;</text:p>
      <text:p text:style-name="Normal"/>
      <text:p text:style-name="Normal"><text:s text:c="2"/>{/* Contact */}</text:p>
      <text:p text:style-name="Normal"><text:s text:c="2"/>&lt;section className="p-4"&gt;</text:p>
      <text:p text:style-name="Normal"><text:s text:c="4"/>&lt;h2 className="text-2xl font-bold mb-4"&gt;Contactez-nous&lt;/h2&gt;</text:p>
      <text:p text:style-name="Normal"><text:s text:c="4"/>&lt;form className="space-y-4 max-w-md mx-auto"&gt;</text:p>
      <text:p text:style-name="Normal"><text:s text:c="6"/>&lt;input type="text" placeholder="Nom" className="w-full p-2 border rounded" /&gt;</text:p>
      <text:p text:style-name="Normal"><text:s text:c="6"/>&lt;input type="email" placeholder="Email" className="w-full p-2 border rounded" /&gt;</text:p>
      <text:soft-page-break/>
      <text:p text:style-name="Normal"><text:s text:c="6"/>&lt;textarea placeholder="Message" className="w-full p-2 border rounded" rows="4"&gt;&lt;/textarea&gt;</text:p>
      <text:p text:style-name="Normal"><text:s text:c="6"/>&lt;button className="bg-blue-500 text-white px-4 py-2 rounded"&gt;Envoyer&lt;/button&gt;</text:p>
      <text:p text:style-name="Normal"><text:s text:c="4"/>&lt;/form&gt;</text:p>
      <text:p text:style-name="Normal"><text:s text:c="2"/>&lt;/section&gt;</text:p>
      <text:p text:style-name="Normal"><text:s text:c="2"/>```</text:p>
      <text:p text:style-name="Normal"/>
      <text:p text:style-name="Normal">---</text:p>
      <text:p text:style-name="Normal"/>
      <text:p text:style-name="Normal">### **Chapitre 9 : Finalisation et Tests**</text:p>
      <text:p text:style-name="Normal">- Teste chaque bouton (ajout au panier, paiement, etc.).</text:p>
      <text:p text:style-name="Normal">- Ouvre la console (F12) pour vérifier qu’il n’y a pas d’erreurs.</text:p>
      <text:p text:style-name="Normal">- Ajuste les couleurs ou styles dans Tailwind si tu veux.</text:p>
      <text:p text:style-name="Normal"/>
      <text:p text:style-name="Normal">---</text:p>
      <text:p text:style-name="Normal"/>
      <text:p text:style-name="Normal">### **Chapitre 10 : Hébergement en Ligne**</text:p>
      <text:p text:style-name="Normal">#### Étape 1 : Préparer le site</text:p>
      <text:p text:style-name="Normal">- Dans le terminal :</text:p>
      <text:p text:style-name="Normal"><text:s text:c="2"/>```</text:p>
      <text:p text:style-name="Normal"><text:s text:c="2"/>npm run build</text:p>
      <text:p text:style-name="Normal"><text:s text:c="2"/>```</text:p>
      <text:p text:style-name="Normal">- Ça crée un dossier `dist/` avec ton site prêt.</text:p>
      <text:p text:style-name="Normal"/>
      <text:p text:style-name="Normal">#### Étape 2 : Héberger sur Netlify</text:p>
      <text:p text:style-name="Normal">1. Va sur [netlify.com](https://www.netlify.com) et crée un compte.</text:p>
      <text:p text:style-name="Normal">2. Clique "New site from Git".</text:p>
      <text:p text:style-name="Normal">3. Connecte ton compte GitHub (crée-en un si besoin).</text:p>
      <text:p text:style-name="Normal">4. Pousse ton code sur GitHub :</text:p>
      <text:p text:style-name="Normal"><text:s text:c="3"/>```</text:p>
      <text:p text:style-name="Normal"><text:s text:c="3"/>git init</text:p>
      <text:p text:style-name="Normal"><text:s text:c="3"/>git add .</text:p>
      <text:soft-page-break/>
      <text:p text:style-name="Normal"><text:s text:c="3"/>git commit -m "Mon premier site"</text:p>
      <text:p text:style-name="Normal"><text:s text:c="3"/>git remote add origin https://github.com/ton-nom/mon-premier-site.git</text:p>
      <text:p text:style-name="Normal"><text:s text:c="3"/>git push -u origin main</text:p>
      <text:p text:style-name="Normal"><text:s text:c="3"/>```</text:p>
      <text:p text:style-name="Normal">5. Sur Netlify, sélectionne ton repo, laisse les paramètres par défaut, et clique "Deploy".</text:p>
      <text:p text:style-name="Normal">6. Une fois terminé, tu auras un lien comme `https://mon-premier-site.netlify.app`.</text:p>
      <text:p text:style-name="Normal"/>
      <text:p text:style-name="Normal">---</text:p>
      <text:p text:style-name="Normal"/>
      <text:p text:style-name="Normal">### **Conclusion**</text:p>
      <text:p text:style-name="Normal">Tu as maintenant un site e-commerce fonctionnel ! Pour un débutant, c’est un gros succès. Tu peux ajouter plus de produits, améliorer le design, ou apprendre plus sur React et Tailwind avec le temps. Si tu as des questions, relis ce guide ou demande-moi !</text:p>
      <text:p text:style-name="Normal"/>
      <text:p text:style-name="Normal">---</text:p>
      <text:p text:style-name="Normal"/>
      <text:p text:style-name="Normal">Ce tutoriel est complet et adapté aux débutants. Si tu veux que je développe une partie ou que je te fournisse le code final complet, fais-le-moi savoir ! Qu’en penses-tu ?</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odago gasiprod</meta:initial-creator>
    <dc:creator>godago gasiprod</dc:creator>
    <meta:creation-date>2025-03-17T06:20:00Z</meta:creation-date>
    <dc:date>2025-03-17T06:23:00Z</dc:date>
    <meta:template xlink:href="Normal" xlink:type="simple"/>
    <meta:editing-cycles>1</meta:editing-cycles>
    <meta:editing-duration>PT180S</meta:editing-duration>
    <meta:document-statistic meta:page-count="22" meta:paragraph-count="45" meta:word-count="3489" meta:character-count="22637" meta:row-count="159" meta:non-whitespace-character-count="19193"/>
  </office:meta>
</office:document-meta>
</file>